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ba56" officeooo:paragraph-rsid="000eba56"/>
    </style:style>
    <style:style style:name="P2" style:family="paragraph" style:parent-style-name="Standard">
      <style:text-properties fo:font-weight="bold" officeooo:rsid="000eba56" officeooo:paragraph-rsid="000eba56" style:font-weight-asian="bold" style:font-weight-complex="bold"/>
    </style:style>
    <style:style style:name="P3" style:family="paragraph" style:parent-style-name="Standard">
      <style:text-properties officeooo:rsid="000f4497" officeooo:paragraph-rsid="000f4497"/>
    </style:style>
    <style:style style:name="P4" style:family="paragraph" style:parent-style-name="Standard">
      <style:text-properties officeooo:rsid="00107df3" officeooo:paragraph-rsid="00107df3"/>
    </style:style>
    <style:style style:name="P5" style:family="paragraph" style:parent-style-name="Standard" style:list-style-name="L1">
      <style:text-properties officeooo:rsid="00107df3" officeooo:paragraph-rsid="00107df3"/>
    </style:style>
    <style:style style:name="P6" style:family="paragraph" style:parent-style-name="Standard">
      <style:text-properties officeooo:rsid="0010e4aa" officeooo:paragraph-rsid="0010e4aa"/>
    </style:style>
    <style:style style:name="T1" style:family="text">
      <style:text-properties officeooo:rsid="0012500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 performance networks <text:span text:style-name="T1">IPV6</text:span></text:p>
      <text:p text:style-name="P1">High performance networks must have fixed length packets and on nodes there should not be elaboration.</text:p>
      <text:p text:style-name="P3">Traffic class field can categorize traffic.</text:p>
      <text:p text:style-name="P4">In ipv6 the address are complex and so DNS is indispensable.</text:p>
      <text:p text:style-name="P4">DNS types</text:p>
      <text:list xml:id="list3392475221" text:style-name="L1">
        <text:list-item>
          <text:p text:style-name="P5">AAA ipv4</text:p>
        </text:list-item>
        <text:list-item>
          <text:p text:style-name="P5">AAAA ipv6</text:p>
        </text:list-item>
      </text:list>
      <text:p text:style-name="P4"/>
      <text:p text:style-name="P4">In Ipv6 is not necessary, it is included in the ip.</text:p>
      <text:p text:style-name="P4"/>
      <text:p text:style-name="P6">End-to-end connectivity</text:p>
      <text:p text:style-name="P6">two system communicate with an unique ip without NAT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8:50:25.182585397</meta:creation-date>
    <dc:date>2022-05-23T09:57:14.167169398</dc:date>
    <meta:editing-duration>PT45M28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10" meta:word-count="67" meta:character-count="390" meta:non-whitespace-character-count="335"/>
  </office:meta>
</office:document-meta>
</file>